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946B93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584cm" fo:min-width="9.49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809cm" fo:min-width="5.041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a9a9a9" loext:opacity="100%"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 draw:secondary-fill-color="#d4ea6b" draw:opacity="32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61cm" svg:height="18.061cm" svg:x="1.79cm" svg:y="1.79cm">
          <draw:image xlink:href="Pictures/100000000000040000000400946B9349.png" xlink:type="simple" xlink:show="embed" xlink:actuate="onLoad" draw:mime-type="image/png">
            <text:p/>
          </draw:image>
        </draw:frame>
        <draw:frame draw:style-name="gr2" draw:text-style-name="P2" draw:layer="layout" svg:width="4.586cm" svg:height="3.095cm" svg:x="16.578cm" svg:y="18.12cm">
          <draw:text-box>
            <text:p><text:span text:style-name="T1">(c) 2000-2025 Christopher <text:s text:c="2"/>Andrew <text:s text:c="3"/></text:span></text:p>
            <text:p><text:span text:style-name="T1">Topalian</text:span></text:p>
          </draw:text-box>
        </draw:frame>
        <draw:frame draw:style-name="gr3" draw:text-style-name="P2" draw:layer="layout" svg:width="6.856cm" svg:height="1.826cm" svg:x="0.37cm" svg:y="0.177cm">
          <draw:text-box>
            <text:p><text:span text:style-name="T2">TRUE AI</text:span></text:p>
          </draw:text-box>
        </draw:frame>
        <draw:frame draw:style-name="gr4" draw:text-style-name="P2" draw:layer="layout" svg:width="9.455cm" svg:height="0.962cm" svg:x="11.847cm" svg:y="0.335cm">
          <draw:text-box>
            <text:p><text:span text:style-name="T1">Christopher Andrew Topalian</text:span></text:p>
          </draw:text-box>
        </draw:frame>
        <draw:frame draw:style-name="gr5" draw:text-style-name="P2" draw:layer="layout" svg:width="9.455cm" svg:height="1.673cm" svg:x="0.49cm" svg:y="19.664cm">
          <draw:text-box>
            <text:p><text:span text:style-name="T1">Github.com/ChristopherAndrewTopalian</text:span></text:p>
          </draw:text-box>
        </draw:frame>
        <draw:custom-shape draw:style-name="gr6" draw:text-style-name="P4" draw:layer="layout" svg:width="10.02cm" svg:height="2.869cm" draw:transform="skewX (6.47645223508318E-017) rotate (0.746477321077975) translate (5.89cm 12.876cm)">
          <text:p text:style-name="P3"><text:span text:style-name="T3">College of Scripting</text:span></text:p>
          <text:p text:style-name="P3"><text:span text:style-name="T3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7" draw:text-style-name="P4" draw:layer="layout" svg:width="5.566cm" svg:height="3.094cm" draw:transform="rotate (0.746477321077975) translate (10.328cm 13.326cm)">
          <text:p text:style-name="P3"><text:span text:style-name="T3">Christopher</text:span></text:p>
          <text:p text:style-name="P3"><text:span text:style-name="T3">Andrew</text:span></text:p>
          <text:p text:style-name="P3"><text:span text:style-name="T3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641cm" fo:page-height="21.64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27T15:38:03.436273200</meta:creation-date>
    <dc:date>2025-06-27T23:09:39.608208700</dc:date>
    <meta:editing-duration>PT4H28M13S</meta:editing-duration>
    <meta:editing-cycles>50</meta:editing-cycles>
    <meta:generator>LibreOffice/25.2.3.2$Windows_X86_64 LibreOffice_project/bbb074479178df812d175f709636b368952c2ce3</meta:generator>
    <dc:title>CATopalian True AI Centered by Christopher Andrew Topalian</dc:title>
    <dc:subject>true artificial intelligence</dc:subject>
    <meta:keyword>ai</meta:keyword>
    <meta:keyword>true ai</meta:keyword>
    <dc:publisher>Christopher Andrew Topalian</dc:publisher>
    <dc:description>Dedicated to God the Father
All Rights Reserved Christopher Andrew Topalian Copyright 2000-2025
CATopalian True AI by Christopher Andrew Topalian

https://github.com/ChristopherAndrewTopalian
https://github.com/ChristopherTopalian
https://sites.google.com/view/CollegeOfScripting
https://www.youtube.com/@CollegeOfScripting

College of Scripting Music &amp; Science</dc:description>
    <meta:document-statistic meta:object-count="7"/>
  </office:meta>
</office:document-meta>
</file>